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1000000C08CB0BECB2BD1B08D.png" manifest:media-type="image/png"/>
  <manifest:file-entry manifest:full-path="Pictures/100000000000024A000001812B24619D97444E2B.png" manifest:media-type="image/png"/>
  <manifest:file-entry manifest:full-path="Pictures/10000001000000E9000001069ED39CDDBD1978CC.png" manifest:media-type="image/png"/>
  <manifest:file-entry manifest:full-path="Pictures/10000001000000B9000001BEBBEDBB3A99082688.png" manifest:media-type="image/png"/>
  <manifest:file-entry manifest:full-path="Pictures/10000001000001C80000014CB4E558FCC9777263.png" manifest:media-type="image/png"/>
  <manifest:file-entry manifest:full-path="Pictures/100000000000012200000151180A74B558A65D98.png" manifest:media-type="image/png"/>
  <manifest:file-entry manifest:full-path="Pictures/100000000000043700000366997DF23D88A6C154.png" manifest:media-type="image/png"/>
  <manifest:file-entry manifest:full-path="Pictures/10000000000001E400000186045DB22D05AADCD3.png" manifest:media-type="image/png"/>
  <manifest:file-entry manifest:full-path="Pictures/10000000000001160000026ED29234BD268C12DC.png" manifest:media-type="image/png"/>
  <manifest:file-entry manifest:full-path="Pictures/1000000000000218000001DC85C7550116428E41.png" manifest:media-type="image/png"/>
  <manifest:file-entry manifest:full-path="Pictures/100000000000009900000157AC82CF58EA5339FC.png" manifest:media-type="image/png"/>
  <manifest:file-entry manifest:full-path="Pictures/10000001000000AC000000D2B3C121AD1DD8DAE6.png" manifest:media-type="image/png"/>
  <manifest:file-entry manifest:full-path="Pictures/100000010000009100000096590AD4C7AAA3AEA5.png" manifest:media-type="image/png"/>
  <manifest:file-entry manifest:full-path="Pictures/10000001000000B9000000C5C5BE4C618196B7D8.png" manifest:media-type="image/png"/>
  <manifest:file-entry manifest:full-path="Pictures/100000010000008F0000014F23C4D1C1FCF747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none"/>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fcbaaa"/>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in" fo:margin-bottom="0in"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rsid="03c8a4bb" officeooo:paragraph-rsid="03c8a4bb"/>
    </style:style>
    <style:style style:name="P12" style:family="paragraph" style:parent-style-name="Heading_20_4">
      <style:text-properties officeooo:rsid="03c8a4bb" officeooo:paragraph-rsid="0402ec1c"/>
    </style:style>
    <style:style style:name="P13" style:family="paragraph" style:parent-style-name="Text_20_body">
      <style:text-properties officeooo:rsid="03c8a4bb" officeooo:paragraph-rsid="0402ec1c"/>
    </style:style>
    <style:style style:name="P14" style:family="paragraph" style:parent-style-name="Text_20_body">
      <style:text-properties officeooo:paragraph-rsid="03d34ca7"/>
    </style:style>
    <style:style style:name="P15" style:family="paragraph" style:parent-style-name="Text_20_body">
      <style:text-properties officeooo:rsid="03d34ca7" officeooo:paragraph-rsid="03d34ca7"/>
    </style:style>
    <style:style style:name="P16" style:family="paragraph" style:parent-style-name="Text_20_body">
      <style:text-properties officeooo:rsid="03d4059a" officeooo:paragraph-rsid="03d4059a"/>
    </style:style>
    <style:style style:name="P17"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22" style:family="paragraph" style:parent-style-name="Text_20_body">
      <style:text-properties officeooo:paragraph-rsid="03d4059a"/>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4807in" style:type="right" style:leader-style="dotted" style:leader-text="."/>
        </style:tab-stops>
      </style:paragraph-properties>
    </style:style>
    <style:style style:name="P25" style:family="paragraph" style:parent-style-name="Contents_20_3">
      <style:paragraph-properties>
        <style:tab-stops>
          <style:tab-stop style:position="7.4807in" style:type="right" style:leader-style="dotted" style:leader-text="."/>
        </style:tab-stops>
      </style:paragraph-properties>
    </style:style>
    <style:style style:name="P26" style:family="paragraph" style:parent-style-name="Contents_20_4">
      <style:paragraph-properties>
        <style:tab-stops>
          <style:tab-stop style:position="7.4807in" style:type="right" style:leader-style="dotted" style:leader-text="."/>
        </style:tab-stops>
      </style:paragraph-properties>
    </style:style>
    <style:style style:name="P27" style:family="paragraph" style:parent-style-name="Contents_20_5">
      <style:paragraph-properties>
        <style:tab-stops>
          <style:tab-stop style:position="7.4807in" style:type="right" style:leader-style="dotted" style:leader-text="."/>
        </style:tab-stops>
      </style:paragraph-properties>
    </style:style>
    <style:style style:name="P28" style:family="paragraph" style:parent-style-name="Contents_20_6">
      <style:paragraph-properties>
        <style:tab-stops>
          <style:tab-stop style:position="7.4807in" style:type="right" style:leader-style="dotted" style:leader-text="."/>
        </style:tab-stops>
      </style:paragraph-properties>
    </style:style>
    <style:style style:name="P29" style:family="paragraph" style:parent-style-name="Horizontal_20_Line">
      <style:text-properties officeooo:paragraph-rsid="03fcbaaa"/>
    </style:style>
    <style:style style:name="P30" style:family="paragraph" style:parent-style-name="List_20_Contents">
      <style:paragraph-properties fo:margin-left="0in" fo:margin-right="0in" fo:margin-top="0in" fo:margin-bottom="0.1965in" style:contextual-spacing="false" fo:text-indent="0in" style:auto-text-indent="false"/>
      <style:text-properties officeooo:paragraph-rsid="03fcbaaa"/>
    </style:style>
    <style:style style:name="P31" style:family="paragraph" style:parent-style-name="Text_20_body">
      <style:text-properties officeooo:paragraph-rsid="03fcbaaa"/>
    </style:style>
    <style:style style:name="P32" style:family="paragraph" style:parent-style-name="Text_20_body">
      <style:text-properties officeooo:rsid="03fcbaaa" officeooo:paragraph-rsid="03fcbaaa"/>
    </style:style>
    <style:style style:name="P33" style:family="paragraph" style:parent-style-name="Text_20_body">
      <style:text-properties officeooo:paragraph-rsid="03c8a4bb"/>
    </style:style>
    <style:style style:name="P34" style:family="paragraph" style:parent-style-name="Caption">
      <style:text-properties officeooo:rsid="0402ec1c" officeooo:paragraph-rsid="0402ec1c"/>
    </style:style>
    <style:style style:name="P35" style:family="paragraph" style:parent-style-name="Text_20_body">
      <style:text-properties officeooo:rsid="0402ec1c" officeooo:paragraph-rsid="0402ec1c"/>
    </style:style>
    <style:style style:name="P36" style:family="paragraph" style:parent-style-name="Heading_20_4">
      <style:text-properties officeooo:paragraph-rsid="0402ec1c"/>
    </style:style>
    <style:style style:name="P37" style:family="paragraph" style:parent-style-name="Horizontal_20_Line">
      <style:text-properties officeooo:paragraph-rsid="0402ec1c"/>
    </style:style>
    <style:style style:name="P38" style:family="paragraph" style:parent-style-name="Text_20_body">
      <style:text-properties officeooo:paragraph-rsid="0402ec1c"/>
    </style:style>
    <style:style style:name="P39" style:family="paragraph" style:parent-style-name="Table_20_Contents">
      <style:text-properties fo:font-style="italic" officeooo:rsid="0402ec1c" officeooo:paragraph-rsid="0402ec1c" style:font-style-asian="italic" style:font-style-complex="italic"/>
    </style:style>
    <style:style style:name="P40" style:family="paragraph" style:parent-style-name="Text_20_body">
      <style:text-properties officeooo:rsid="04012d6f" officeooo:paragraph-rsid="0402ec1c"/>
    </style:style>
    <style:style style:name="P41"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officeooo:paragraph-rsid="035f80d2"/>
    </style:style>
    <style:style style:name="P43" style:family="paragraph" style:parent-style-name="Heading_20_2">
      <style:text-properties officeooo:paragraph-rsid="0402ec1c"/>
    </style:style>
    <style:style style:name="P44" style:family="paragraph" style:parent-style-name="Heading_20_2">
      <style:text-properties officeooo:paragraph-rsid="03fcbaaa"/>
    </style:style>
    <style:style style:name="P45"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46" style:family="paragraph" style:parent-style-name="Heading_20_2">
      <style:text-properties officeooo:paragraph-rsid="03fe093a"/>
    </style:style>
    <style:style style:name="P47" style:family="paragraph" style:parent-style-name="Heading_20_3">
      <style:text-properties officeooo:paragraph-rsid="0402ec1c"/>
    </style:style>
    <style:style style:name="P48" style:family="paragraph" style:parent-style-name="Heading_20_3">
      <style:text-properties officeooo:paragraph-rsid="03c8a4bb"/>
    </style:style>
    <style:style style:name="P49" style:family="paragraph" style:parent-style-name="Heading_20_4">
      <style:text-properties style:font-name="Albany" fo:font-size="13.3000001907349pt" fo:font-style="italic" fo:font-weight="bold" officeooo:rsid="0403a576" officeooo:paragraph-rsid="0403a576" style:font-name-asian="Microsoft YaHei" style:font-size-asian="13.3000001907349pt" style:font-style-asian="italic" style:font-weight-asian="bold" style:font-name-complex="Mangal1" style:font-size-complex="13.3000001907349pt" style:font-style-complex="italic" style:font-weight-complex="bold"/>
    </style:style>
    <style:style style:name="P50" style:family="paragraph" style:parent-style-name="Heading_20_6">
      <style:text-properties officeooo:paragraph-rsid="03fcbaaa"/>
    </style:style>
    <style:style style:name="P51" style:family="paragraph" style:parent-style-name="Text_20_body">
      <style:text-properties officeooo:rsid="03c8a4bb" officeooo:paragraph-rsid="0402ec1c"/>
    </style:style>
    <style:style style:name="P52" style:family="paragraph" style:parent-style-name="Text_20_body">
      <style:text-properties officeooo:rsid="0403a576" officeooo:paragraph-rsid="0403a576"/>
    </style:style>
    <style:style style:name="T1" style:family="text">
      <style:text-properties fo:font-size="10pt" officeooo:rsid="001a177c" style:font-size-asian="10pt" style:font-size-complex="10pt"/>
    </style:style>
    <style:style style:name="T2" style:family="text">
      <style:text-properties fo:font-size="10pt" officeooo:rsid="03fcf7c5"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3fb8a13"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2" style:family="text">
      <style:text-properties style:font-name="Albany" fo:font-size="16pt" fo:font-weight="bold" officeooo:rsid="03fb8a13" style:font-name-asian="Microsoft YaHei" style:font-size-asian="16pt" style:font-weight-asian="bold" style:font-name-complex="Mangal1" style:font-size-complex="16pt" style:font-weight-complex="bold"/>
    </style:style>
    <style:style style:name="T13"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16" style:family="text">
      <style:text-properties officeooo:rsid="00a7279d"/>
    </style:style>
    <style:style style:name="T17" style:family="text">
      <style:text-properties officeooo:rsid="03b50e68"/>
    </style:style>
    <style:style style:name="T18" style:family="text">
      <style:text-properties officeooo:rsid="03b7f5c0"/>
    </style:style>
    <style:style style:name="T19" style:family="text">
      <style:text-properties officeooo:rsid="03ba933e"/>
    </style:style>
    <style:style style:name="T20" style:family="text">
      <style:text-properties officeooo:rsid="03cb7dd0"/>
    </style:style>
    <style:style style:name="T21" style:family="text">
      <style:text-properties officeooo:rsid="03df888d"/>
    </style:style>
    <style:style style:name="T22" style:family="text">
      <style:text-properties officeooo:rsid="03fcbaaa"/>
    </style:style>
    <style:style style:name="T23" style:family="text">
      <style:text-properties fo:font-weight="bold" style:font-weight-asian="bold" style:font-weight-complex="bold"/>
    </style:style>
    <style:style style:name="T24" style:family="text">
      <style:text-properties fo:font-weight="bold" officeooo:rsid="03cc2aa4"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3cc2aa4" style:font-style-asian="italic" style:font-style-complex="italic"/>
    </style:style>
    <style:style style:name="T27" style:family="text">
      <style:text-properties fo:font-style="italic" officeooo:rsid="03fcbaaa"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3fe093a"/>
    </style:style>
    <style:style style:name="T30" style:family="text">
      <style:text-properties officeooo:rsid="03ff3895"/>
    </style:style>
    <style:style style:name="T31" style:family="text">
      <style:text-properties officeooo:rsid="04012d6f"/>
    </style:style>
    <style:style style:name="T32" style:family="text">
      <style:text-properties officeooo:rsid="0402ec1c"/>
    </style:style>
    <style:style style:name="T33" style:family="text">
      <style:text-properties officeooo:rsid="0403a57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21"><text:s/>1<text:span text:style-name="T20">2</text:span>.1.<text:span text:style-name="T11">4</text:span><text:span text:style-name="T12">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Utilities<text:tab/>3</text:a></text:p>
          <text:p text:style-name="P24"><text:a xlink:type="simple" xlink:href="#__RefHeading___Toc1357_13649639141" text:style-name="Index_20_Link" text:visited-style-name="Index_20_Link">Index Switch<text:tab/>3</text:a></text:p>
          <text:p text:style-name="P24"><text:a xlink:type="simple" xlink:href="#__RefHeading___Toc1357_13649639141%20Copy%203" text:style-name="Index_20_Link" text:visited-style-name="Index_20_Link">Menu Switch<text:tab/>4</text:a></text:p>
          <text:p text:style-name="P24"><text:a xlink:type="simple" xlink:href="#__RefHeading___Toc2755_1652677341" text:style-name="Index_20_Link" text:visited-style-name="Index_20_Link">Random Value<text:tab/>5</text:a></text:p>
          <text:p text:style-name="P24"><text:a xlink:type="simple" xlink:href="#__RefHeading___Toc909_1451249118" text:style-name="Index_20_Link" text:visited-style-name="Index_20_Link">Repeat Zone<text:tab/>6</text:a></text:p>
          <text:p text:style-name="P24"><text:a xlink:type="simple" xlink:href="#__RefHeading___Toc1357_1364963914" text:style-name="Index_20_Link" text:visited-style-name="Index_20_Link">Switch<text:tab/>8</text:a></text:p>
        </text:index-body>
      </text:table-of-content>
      <text:p text:style-name="P8"/>
      <table:table table:name="Tabelle4" table:style-name="Tabelle4">
        <table:table-column table:style-name="Tabelle4.A"/>
        <table:table-row>
          <table:table-cell table:style-name="Tabelle4.A1" office:value-type="string">
            <text:h text:style-name="P41"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Utilities<text:tab/>3</text:a></text:p>
          <text:p text:style-name="P24"><text:a xlink:type="simple" xlink:href="#__RefHeading___Toc1357_13649639141" text:style-name="Index_20_Link" text:visited-style-name="Index_20_Link">Index Switch<text:tab/>3</text:a></text:p>
          <text:p text:style-name="P25"><text:a xlink:type="simple" xlink:href="#__RefHeading___Toc1359_13649639141" text:style-name="Index_20_Link" text:visited-style-name="Index_20_Link">Inputs<text:tab/>3</text:a></text:p>
          <text:p text:style-name="P26"><text:a xlink:type="simple" xlink:href="#__RefHeading___Toc420_71331319411" text:style-name="Index_20_Link" text:visited-style-name="Index_20_Link">Index<text:tab/>3</text:a></text:p>
          <text:p text:style-name="P26"><text:a xlink:type="simple" xlink:href="#__RefHeading___Toc422_71331319411" text:style-name="Index_20_Link" text:visited-style-name="Index_20_Link">0 , 1 ...<text:tab/>3</text:a></text:p>
          <text:p text:style-name="P25"><text:a xlink:type="simple" xlink:href="#__RefHeading___Toc1361_13649639141" text:style-name="Index_20_Link" text:visited-style-name="Index_20_Link">Properties<text:tab/>3</text:a></text:p>
          <text:p text:style-name="P26"><text:a xlink:type="simple" xlink:href="#__RefHeading___Toc1363_13649639141" text:style-name="Index_20_Link" text:visited-style-name="Index_20_Link">Data Type<text:tab/>3</text:a></text:p>
          <text:p text:style-name="P25"><text:a xlink:type="simple" xlink:href="#__RefHeading___Toc1365_13649639141" text:style-name="Index_20_Link" text:visited-style-name="Index_20_Link">Outputs<text:tab/>3</text:a></text:p>
          <text:p text:style-name="P26"><text:a xlink:type="simple" xlink:href="#__RefHeading___Toc564_71331319411" text:style-name="Index_20_Link" text:visited-style-name="Index_20_Link">Output<text:tab/>3</text:a></text:p>
          <text:p text:style-name="P24"><text:a xlink:type="simple" xlink:href="#__RefHeading___Toc1357_13649639141%20Copy%203" text:style-name="Index_20_Link" text:visited-style-name="Index_20_Link">Menu Switch<text:tab/>4</text:a></text:p>
          <text:p text:style-name="P25"><text:a xlink:type="simple" xlink:href="#__RefHeading___Toc1359_13649639141%20Copy%203" text:style-name="Index_20_Link" text:visited-style-name="Index_20_Link">Inputs<text:tab/>4</text:a></text:p>
          <text:p text:style-name="P26"><text:a xlink:type="simple" xlink:href="#__RefHeading___Toc420_71331319411%20Copy%203" text:style-name="Index_20_Link" text:visited-style-name="Index_20_Link">Menu<text:tab/>4</text:a></text:p>
          <text:p text:style-name="P26"><text:a xlink:type="simple" xlink:href="#__RefHeading___Toc422_71331319411%20Copy%203" text:style-name="Index_20_Link" text:visited-style-name="Index_20_Link">A , B ...<text:tab/>4</text:a></text:p>
          <text:p text:style-name="P25"><text:a xlink:type="simple" xlink:href="#__RefHeading___Toc1361_13649639141%20Copy%203" text:style-name="Index_20_Link" text:visited-style-name="Index_20_Link">Properties<text:tab/>5</text:a></text:p>
          <text:p text:style-name="P26"><text:a xlink:type="simple" xlink:href="#__RefHeading___Toc1363_13649639141%20Copy%203" text:style-name="Index_20_Link" text:visited-style-name="Index_20_Link">Data Type<text:tab/>5</text:a></text:p>
          <text:p text:style-name="P25"><text:a xlink:type="simple" xlink:href="#__RefHeading___Toc1365_13649639141%20Copy%203" text:style-name="Index_20_Link" text:visited-style-name="Index_20_Link">Outputs<text:tab/>5</text:a></text:p>
          <text:p text:style-name="P26"><text:a xlink:type="simple" xlink:href="#__RefHeading___Toc564_71331319411%20Copy%203" text:style-name="Index_20_Link" text:visited-style-name="Index_20_Link">Output<text:tab/>5</text:a></text:p>
          <text:p text:style-name="P24"><text:a xlink:type="simple" xlink:href="#__RefHeading___Toc2755_1652677341" text:style-name="Index_20_Link" text:visited-style-name="Index_20_Link">Random Value<text:tab/>5</text:a></text:p>
          <text:p text:style-name="P25"><text:a xlink:type="simple" xlink:href="#__RefHeading___Toc2757_1652677341" text:style-name="Index_20_Link" text:visited-style-name="Index_20_Link">Input<text:tab/>5</text:a></text:p>
          <text:p text:style-name="P27"><text:a xlink:type="simple" xlink:href="#__RefHeading___Toc2759_1652677341" text:style-name="Index_20_Link" text:visited-style-name="Index_20_Link">Min<text:tab/>5</text:a></text:p>
          <text:p text:style-name="P27"><text:a xlink:type="simple" xlink:href="#__RefHeading___Toc2761_1652677341" text:style-name="Index_20_Link" text:visited-style-name="Index_20_Link">Max<text:tab/>5</text:a></text:p>
          <text:p text:style-name="P27"><text:a xlink:type="simple" xlink:href="#__RefHeading___Toc2763_1652677341" text:style-name="Index_20_Link" text:visited-style-name="Index_20_Link">ID<text:tab/>5</text:a></text:p>
          <text:p text:style-name="P27"><text:a xlink:type="simple" xlink:href="#__RefHeading___Toc2765_1652677341" text:style-name="Index_20_Link" text:visited-style-name="Index_20_Link">Seed<text:tab/>5</text:a></text:p>
          <text:p text:style-name="P25"><text:a xlink:type="simple" xlink:href="#__RefHeading___Toc2767_1652677341" text:style-name="Index_20_Link" text:visited-style-name="Index_20_Link">Properties<text:tab/>6</text:a></text:p>
          <text:p text:style-name="P26"><text:a xlink:type="simple" xlink:href="#__RefHeading___Toc2769_1652677341" text:style-name="Index_20_Link" text:visited-style-name="Index_20_Link">Data Type<text:tab/>6</text:a></text:p>
          <text:p text:style-name="P25"><text:a xlink:type="simple" xlink:href="#__RefHeading___Toc2771_1652677341" text:style-name="Index_20_Link" text:visited-style-name="Index_20_Link">Output<text:tab/>6</text:a></text:p>
          <text:p text:style-name="P26"><text:a xlink:type="simple" xlink:href="#__RefHeading___Toc2773_1652677341" text:style-name="Index_20_Link" text:visited-style-name="Index_20_Link">Value<text:tab/>6</text:a></text:p>
          <text:p text:style-name="P24"><text:a xlink:type="simple" xlink:href="#__RefHeading___Toc909_1451249118" text:style-name="Index_20_Link" text:visited-style-name="Index_20_Link">Repeat Zone<text:tab/>6</text:a></text:p>
          <text:p text:style-name="P26"><text:a xlink:type="simple" xlink:href="#__RefHeading___Toc909_1451249118%20Copy%201" text:style-name="Index_20_Link" text:visited-style-name="Index_20_Link">Repeat Zone Input<text:tab/>7</text:a></text:p>
          <text:p text:style-name="P27"><text:a xlink:type="simple" xlink:href="#__RefHeading___Toc2757_1652677341%20Copy%201" text:style-name="Index_20_Link" text:visited-style-name="Index_20_Link">Input<text:tab/>8</text:a></text:p>
          <text:p text:style-name="P28"><text:a xlink:type="simple" xlink:href="#__RefHeading___Toc911_1451249118" text:style-name="Index_20_Link" text:visited-style-name="Index_20_Link">Iterations<text:tab/>8</text:a></text:p>
          <text:p text:style-name="P28"><text:a xlink:type="simple" xlink:href="#__RefHeading___Toc275_42170132641" text:style-name="Index_20_Link" text:visited-style-name="Index_20_Link">Geometry<text:tab/>8</text:a></text:p>
          <text:p text:style-name="P27"><text:a xlink:type="simple" xlink:href="#__RefHeading___Toc2757_1652677341%20Copy%202" text:style-name="Index_20_Link" text:visited-style-name="Index_20_Link"><text:soft-page-break/>Output<text:tab/>8</text:a></text:p>
          <text:p text:style-name="P28"><text:a xlink:type="simple" xlink:href="#__RefHeading___Toc275_42170132641%20Copy%201%20Copy%201%20Copy%201" text:style-name="Index_20_Link" text:visited-style-name="Index_20_Link">Geometry<text:tab/>8</text:a></text:p>
          <text:p text:style-name="P26"><text:a xlink:type="simple" xlink:href="#__RefHeading___Toc909_1451249118%20Copy%201%20Copy%201" text:style-name="Index_20_Link" text:visited-style-name="Index_20_Link">Repeat Zone Output<text:tab/>8</text:a></text:p>
          <text:p text:style-name="P27"><text:a xlink:type="simple" xlink:href="#__RefHeading___Toc2757_1652677341%20Copy%201%20Copy%201" text:style-name="Index_20_Link" text:visited-style-name="Index_20_Link">Input<text:tab/>8</text:a></text:p>
          <text:p text:style-name="P28"><text:a xlink:type="simple" xlink:href="#__RefHeading___Toc275_42170132641%20Copy%201" text:style-name="Index_20_Link" text:visited-style-name="Index_20_Link">Geometry<text:tab/>8</text:a></text:p>
          <text:p text:style-name="P27"><text:a xlink:type="simple" xlink:href="#__RefHeading___Toc2757_1652677341%20Copy%201%20Copy%201%20Copy%201" text:style-name="Index_20_Link" text:visited-style-name="Index_20_Link">Output<text:tab/>8</text:a></text:p>
          <text:p text:style-name="P28"><text:a xlink:type="simple" xlink:href="#__RefHeading___Toc275_42170132641%20Copy%201%20Copy%201" text:style-name="Index_20_Link" text:visited-style-name="Index_20_Link">Geometry<text:tab/>8</text:a></text:p>
          <text:p text:style-name="P24"><text:a xlink:type="simple" xlink:href="#__RefHeading___Toc1357_1364963914" text:style-name="Index_20_Link" text:visited-style-name="Index_20_Link">Switch<text:tab/>8</text:a></text:p>
          <text:p text:style-name="P25"><text:a xlink:type="simple" xlink:href="#__RefHeading___Toc1359_1364963914" text:style-name="Index_20_Link" text:visited-style-name="Index_20_Link">Inputs<text:tab/>8</text:a></text:p>
          <text:p text:style-name="P26"><text:a xlink:type="simple" xlink:href="#__RefHeading___Toc420_7133131941" text:style-name="Index_20_Link" text:visited-style-name="Index_20_Link">Switch<text:tab/>8</text:a></text:p>
          <text:p text:style-name="P26"><text:a xlink:type="simple" xlink:href="#__RefHeading___Toc422_7133131941" text:style-name="Index_20_Link" text:visited-style-name="Index_20_Link">A<text:tab/>8</text:a></text:p>
          <text:p text:style-name="P26"><text:a xlink:type="simple" xlink:href="#__RefHeading___Toc424_7133131941" text:style-name="Index_20_Link" text:visited-style-name="Index_20_Link">B<text:tab/>8</text:a></text:p>
          <text:p text:style-name="P25"><text:a xlink:type="simple" xlink:href="#__RefHeading___Toc1361_1364963914" text:style-name="Index_20_Link" text:visited-style-name="Index_20_Link">Properties<text:tab/>9</text:a></text:p>
          <text:p text:style-name="P26"><text:a xlink:type="simple" xlink:href="#__RefHeading___Toc1363_1364963914" text:style-name="Index_20_Link" text:visited-style-name="Index_20_Link">Input Type<text:tab/>9</text:a></text:p>
          <text:p text:style-name="P25"><text:a xlink:type="simple" xlink:href="#__RefHeading___Toc1365_1364963914" text:style-name="Index_20_Link" text:visited-style-name="Index_20_Link">Outputs<text:tab/>9</text:a></text:p>
          <text:p text:style-name="P26"><text:a xlink:type="simple" xlink:href="#__RefHeading___Toc564_7133131941" text:style-name="Index_20_Link" text:visited-style-name="Index_20_Link">Output<text:tab/>9</text:a></text:p>
        </text:index-body>
      </text:table-of-content>
      <text:p text:style-name="P7"/>
      <text:p text:style-name="P3"/>
      <text:p text:style-name="P3"/>
      <text:p text:style-name="P5"/>
      <table:table table:name="Tabelle3" table:style-name="Tabelle3">
        <table:table-column table:style-name="Tabelle3.A"/>
        <table:table-row>
          <table:table-cell table:style-name="Tabelle3.A1" office:value-type="string">
            <text:h text:style-name="P42" text:outline-level="1"><text:bookmark-start text:name="__RefHeading___Toc1324_2343488134"/><text:span text:style-name="T8">A</text:span><text:span text:style-name="T9">dd</text:span><text:span text:style-name="T7"> menu - </text:span><text:span text:style-name="T10">Utilities</text:span><text:bookmark-end text:name="__RefHeading___Toc1324_2343488134"/></text:h>
          </table:table-cell>
        </table:table-row>
      </table:table>
      <text:p text:style-name="P4"><draw:frame draw:style-name="fr3" draw:name="Bild2" text:anchor-type="paragraph" svg:y="0.1598in" svg:width="1.7126in" svg:height="1.2799in" draw:z-index="0"><draw:image xlink:href="Pictures/1000000100000101000000C08CB0BECB2BD1B08D.png" xlink:type="simple" xlink:show="embed" xlink:actuate="onLoad" draw:mime-type="image/png"/></draw:frame></text:p>
      <text:p text:style-name="P10"><text:span text:style-name="T19">Utility</text:span><text:span text:style-name="T18"> nodes</text:span><text:span text:style-name="T19"> are mainly for mathematical operations</text:span><text:span text:style-name="T17">.</text:span></text:p>
      <text:p text:style-name="P10"/>
      <text:p text:style-name="P10"/>
      <text:p text:style-name="P10"/>
      <text:p text:style-name="P37"/>
      <text:h text:style-name="P43" text:outline-level="2"><draw:frame draw:style-name="fr3" draw:name="Bild1" text:anchor-type="paragraph" svg:y="0.0791in" svg:width="1.5516in" svg:height="1.7445in" draw:z-index="7"><draw:image xlink:href="Pictures/10000001000000E9000001069ED39CDDBD1978CC.png" xlink:type="simple" xlink:show="embed" xlink:actuate="onLoad" draw:mime-type="image/png"/></draw:frame><text:bookmark-start text:name="__RefHeading___Toc1357_13649639141"/><text:span text:style-name="T13">Index </text:span><text:span text:style-name="T14">Switch</text:span><text:bookmark-end text:name="__RefHeading___Toc1357_13649639141"/></text:h>
      <text:p text:style-name="P13"><text:span text:style-name="T29">The </text:span>Index Switch node is meant as a simpler version of<text:span text:style-name="T29"> </text:span>the Menu Switch<text:span text:style-name="T29"> node. It </text:span>doesn't allow naming items<text:span text:style-name="T29"> </text:span>or displaying them in a dropdown, but still allows choosing between<text:span text:style-name="T29"> </text:span>an arbitrary number of items, unlike the regular Switch node<text:span text:style-name="T31"> where you can just switch between two states</text:span>.</text:p>
      <text:h text:style-name="P47" text:outline-level="3"><text:bookmark-start text:name="__RefHeading___Toc1359_13649639141"/>Inputs<text:bookmark-end text:name="__RefHeading___Toc1359_13649639141"/></text:h>
      <text:h text:style-name="P19" text:outline-level="4"><text:bookmark-start text:name="__RefHeading___Toc420_71331319411"/>Index<text:bookmark-end text:name="__RefHeading___Toc420_71331319411"/></text:h>
      <text:p text:style-name="P40">Wich input to choose.</text:p>
      <text:h text:style-name="P19" text:outline-level="4"><draw:frame draw:style-name="fr3" draw:name="Bild4" text:anchor-type="paragraph" svg:y="0.0791in" svg:width="2.2799in" svg:height="1.6575in" draw:z-index="9"><draw:image xlink:href="Pictures/10000001000001C80000014CB4E558FCC9777263.png" xlink:type="simple" xlink:show="embed" xlink:actuate="onLoad" draw:mime-type="image/png"/></draw:frame><text:bookmark-start text:name="__RefHeading___Toc422_71331319411"/>0 , 1 ...<text:bookmark-end text:name="__RefHeading___Toc422_71331319411"/></text:h>
      <text:p text:style-name="P13">The<text:span text:style-name="T31"> available</text:span> input<text:span text:style-name="T29"> </text:span><text:span text:style-name="T30">index</text:span><text:span text:style-name="T31"> types </text:span><text:span text:style-name="T29">that you want to switch</text:span><text:span text:style-name="T31"> between</text:span>. <text:span text:style-name="T29">You can define more </text:span><text:span text:style-name="T30">input </text:span><text:span text:style-name="T31">sockets</text:span><text:span text:style-name="T30"> in the sidebar.</text:span></text:p>
      <text:h text:style-name="P12" text:outline-level="4"/>
      <text:p text:style-name="P13"/>
      <text:p text:style-name="P13"/>
      <text:h text:style-name="P47" text:outline-level="3"><text:bookmark-start text:name="__RefHeading___Toc1361_13649639141"/>Properties<text:bookmark-end text:name="__RefHeading___Toc1361_13649639141"/></text:h>
      <text:h text:style-name="P36" text:outline-level="4"><draw:frame draw:style-name="fr6" draw:name="Bild3" text:anchor-type="paragraph" svg:x="6.4374in" svg:y="0.002in" svg:width="0.9252in" svg:height="2.2283in" draw:z-index="8"><draw:image xlink:href="Pictures/10000001000000B9000001BEBBEDBB3A99082688.png" xlink:type="simple" xlink:show="embed" xlink:actuate="onLoad" draw:mime-type="image/png"/></draw:frame><text:bookmark-start text:name="__RefHeading___Toc1363_13649639141"/><text:span text:style-name="T31">Data</text:span> Type<text:bookmark-end text:name="__RefHeading___Toc1363_13649639141"/></text:h>
      <text:p text:style-name="P38">What input type <text:span text:style-name="T31">to evaluate.</text:span></text:p>
      <text:p text:style-name="P38"/>
      <text:p text:style-name="P38"/>
      <text:p text:style-name="P38"/>
      <text:p text:style-name="P38"/>
      <text:h text:style-name="P47" text:outline-level="3"><text:bookmark-start text:name="__RefHeading___Toc1365_13649639141"/>Outputs<text:bookmark-end text:name="__RefHeading___Toc1365_13649639141"/></text:h>
      <text:h text:style-name="P18" text:outline-level="4"><text:bookmark-start text:name="__RefHeading___Toc564_71331319411"/>Output<text:bookmark-end text:name="__RefHeading___Toc564_71331319411"/></text:h>
      <text:p text:style-name="P38"><text:span text:style-name="T31">The output index</text:span>.</text:p>
      <text:p text:style-name="P37"><text:soft-page-break/></text:p>
      <text:h text:style-name="P43" text:outline-level="2"><text:bookmark-start text:name="__RefHeading___Toc1357_13649639141 Copy 3"/><text:span text:style-name="T15">Menu </text:span><text:span text:style-name="T14">Switch</text:span><draw:frame draw:style-name="fr1" draw:name="Image2" text:anchor-type="char" svg:x="5.6598in" svg:y="0in" svg:width="1.7409in" svg:height="2.0228in" draw:z-index="13"><draw:image xlink:href="Pictures/100000000000012200000151180A74B558A65D98.png" xlink:type="simple" xlink:show="embed" xlink:actuate="onLoad" draw:mime-type="image/png"/></draw:frame><text:bookmark-end text:name="__RefHeading___Toc1357_13649639141 Copy 3"/></text:h>
      <text:p text:style-name="P13">The Menu Switch node selects and computes one input based on a user-defined menu. Only the selected input is computed.</text:p>
      <text:p text:style-name="P13">Menu entries can be added, removed, renamed, and reordered. Renaming keeps existing input links.</text:p>
      <text:p text:style-name="P13">The menu can be used in node groups and the nodes modifier UI. Connecting the menu to a Group Input node exposes it as a group input. A menu needs to be connected to a Menu Switch node to work. An unconnected menu is empty.</text:p>
      <text:p text:style-name="P13">Connecting multiple Menu Switch nodes to the same output creates a conflict. To avoid this, a menu switch can be grouped. Multiple groups of the same type can connect to the same menu.</text:p>
      <text:p text:style-name="P35"><text:span text:style-name="T23">Note: </text:span><text:span text:style-name="T28">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able:table-row>
          <table:table-cell table:style-name="Table1.A1" office:value-type="string">
            <text:p text:style-name="Figure"><draw:frame draw:style-name="fr5" draw:name="Image3" text:anchor-type="char" svg:x="-0.0366in" svg:y="0.328in" svg:width="3.6638in" svg:height="2.4071in" draw:z-index="10"><draw:image xlink:href="Pictures/100000000000024A000001812B24619D97444E2B.png" xlink:type="simple" xlink:show="embed" xlink:actuate="onLoad" draw:mime-type="image/png"/></draw:frame><draw:frame draw:style-name="fr5" draw:name="Image4" text:anchor-type="char" svg:x="3.7138in" svg:y="0.3252in" svg:width="2.972in" svg:height="2.3953in" draw:z-index="11"><draw:image xlink:href="Pictures/10000000000001E400000186045DB22D05AADCD3.png" xlink:type="simple" xlink:show="embed" xlink:actuate="onLoad" draw:mime-type="image/png"/></draw:frame>Top Level Grouped Menu Switches <text:span text:style-name="T32">with same inputs</text:span>:</text:p>
          </table:table-cell>
          <table:table-cell table:style-name="Table1.A1" office:value-type="string">
            <text:p text:style-name="P34">Conflict caused by Same Level menu Switch inputs:</text:p>
            <text:p text:style-name="P39"/>
            <text:p text:style-name="P39"/>
            <text:p text:style-name="P39"/>
            <text:p text:style-name="P39"/>
            <text:p text:style-name="P39"/>
            <text:p text:style-name="P39"/>
            <text:p text:style-name="P39"/>
            <text:p text:style-name="P39"/>
            <text:p text:style-name="P39"/>
            <text:p text:style-name="P39"><text:line-break/></text:p>
            <text:p text:style-name="P39"/>
            <text:p text:style-name="P39"/>
          </table:table-cell>
        </table:table-row>
      </table:table>
      <text:p text:style-name="P35"/>
      <text:h text:style-name="P47" text:outline-level="3"><text:bookmark-start text:name="__RefHeading___Toc1359_13649639141 Copy 3"/>Inputs<draw:frame draw:style-name="fr2" draw:name="Image7" text:anchor-type="char" svg:x="5.9429in" svg:y="-0.1217in" svg:width="1.4634in" svg:height="3.2744in" draw:z-index="14"><draw:image xlink:href="Pictures/10000000000001160000026ED29234BD268C12DC.png" xlink:type="simple" xlink:show="embed" xlink:actuate="onLoad" draw:mime-type="image/png"/></draw:frame><text:bookmark-end text:name="__RefHeading___Toc1359_13649639141 Copy 3"/></text:h>
      <text:h text:style-name="P49" text:outline-level="4">Data Type</text:h>
      <text:p text:style-name="Text_20_body">Determines the <text:span text:style-name="T33">data type the menu switch will operate in. </text:span></text:p>
      <text:p text:style-name="Text_20_body"/>
      <text:p text:style-name="Text_20_body"/>
      <text:p text:style-name="Text_20_body"/>
      <text:p text:style-name="Text_20_body"/>
      <text:p text:style-name="Text_20_body"/>
      <text:h text:style-name="P20" text:outline-level="4"><text:bookmark-start text:name="__RefHeading___Toc420_71331319411 Copy 3"/><text:soft-page-break/>Menu<draw:frame draw:style-name="fr1" draw:name="Image5" text:anchor-type="char" svg:x="4.1736in" svg:y="0.0417in" svg:width="3.2654in" svg:height="2.9in" draw:z-index="15"><draw:image xlink:href="Pictures/1000000000000218000001DC85C7550116428E41.png" xlink:type="simple" xlink:show="embed" xlink:actuate="onLoad" draw:mime-type="image/png"/></draw:frame><text:bookmark-end text:name="__RefHeading___Toc420_71331319411 Copy 3"/></text:h>
      <text:p text:style-name="P40">Determines which of the input options will be <text:span text:style-name="T32">selected and passed through </text:span><text:span text:style-name="T33">as the default</text:span>. </text:p>
      <text:h text:style-name="P19" text:outline-level="4"><text:bookmark-start text:name="__RefHeading___Toc422_71331319411 Copy 3"/><text:span text:style-name="T32">A</text:span> , <text:span text:style-name="T32">B</text:span> ...<text:bookmark-end text:name="__RefHeading___Toc422_71331319411 Copy 3"/></text:h>
      <text:p text:style-name="P13">The<text:span text:style-name="T31"> available</text:span> input<text:span text:style-name="T29"> </text:span><text:span text:style-name="T30">index</text:span><text:span text:style-name="T31"> types </text:span><text:span text:style-name="T29">that you want to switch</text:span><text:span text:style-name="T31"> between</text:span>. <text:span text:style-name="T29">You can define more </text:span><text:span text:style-name="T30">input </text:span><text:span text:style-name="T31">sockets</text:span><text:span text:style-name="T30"> in the sidebar </text:span><text:span text:style-name="T32">Menu Switch panel</text:span><text:span text:style-name="T30">.</text:span></text:p>
      <text:p text:style-name="P52"><text:span text:style-name="T23">Note: </text:span><text:span text:style-name="T25">You can add more menu switch options to the empty socket. </text:span></text:p>
      <text:h text:style-name="P12" text:outline-level="4"/>
      <text:p text:style-name="P13"/>
      <text:p text:style-name="P13"/>
      <text:p text:style-name="P13"><draw:frame draw:style-name="fr1" draw:name="Image6" text:anchor-type="char" svg:x="6.002in" svg:y="0.1898in" svg:width="1.2409in" svg:height="2.7819in" draw:z-index="12"><draw:image xlink:href="Pictures/100000000000009900000157AC82CF58EA5339FC.png" xlink:type="simple" xlink:show="embed" xlink:actuate="onLoad" draw:mime-type="image/png"/></draw:frame></text:p>
      <text:h text:style-name="P47" text:outline-level="3"><text:bookmark-start text:name="__RefHeading___Toc1361_13649639141 Copy 3"/>Properties<text:bookmark-end text:name="__RefHeading___Toc1361_13649639141 Copy 3"/></text:h>
      <text:h text:style-name="P36" text:outline-level="4"><text:bookmark-start text:name="__RefHeading___Toc1363_13649639141 Copy 3"/><text:span text:style-name="T31">Data</text:span> Type<text:bookmark-end text:name="__RefHeading___Toc1363_13649639141 Copy 3"/></text:h>
      <text:p text:style-name="P38">Determines the type of the data that is handled by the node. </text:p>
      <text:p text:style-name="P38"/>
      <text:p text:style-name="P38"/>
      <text:p text:style-name="P38"/>
      <text:p text:style-name="P38"/>
      <text:h text:style-name="P47" text:outline-level="3"><text:bookmark-start text:name="__RefHeading___Toc1365_13649639141 Copy 3"/>Outputs<text:bookmark-end text:name="__RefHeading___Toc1365_13649639141 Copy 3"/></text:h>
      <text:h text:style-name="P18" text:outline-level="4"><text:bookmark-start text:name="__RefHeading___Toc564_71331319411 Copy 3"/>Output<text:bookmark-end text:name="__RefHeading___Toc564_71331319411 Copy 3"/></text:h>
      <text:p text:style-name="P38"><text:span text:style-name="T31">The output index</text:span>.</text:p>
      <text:p text:style-name="P38"/>
      <text:p text:style-name="Horizontal_20_Line"/>
      <text:h text:style-name="Heading_20_2" text:outline-level="2"/>
      <text:h text:style-name="Heading_20_2" text:outline-level="2"><draw:frame draw:style-name="fr3" draw:name="Bild17" text:anchor-type="paragraph" svg:y="0.1508in" svg:width="1.1457in" svg:height="1.4016in" draw:z-index="4"><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15">Generates a random value.</text:p>
      <text:h text:style-name="Heading_20_3" text:outline-level="3"><text:bookmark-start text:name="__RefHeading___Toc2757_1652677341"/><text:soft-page-break/>Input<text:bookmark-end text:name="__RefHeading___Toc2757_1652677341"/></text:h>
      <text:h text:style-name="Heading_20_5" text:outline-level="5"><text:bookmark-start text:name="__RefHeading___Toc2759_1652677341"/>Min <text:bookmark-end text:name="__RefHeading___Toc2759_1652677341"/></text:h>
      <text:p text:style-name="P15">The minimum value of the range.<text:span text:style-name="T21"> This input is only available for Float, Integer, and Vector types.</text:span></text:p>
      <text:h text:style-name="Heading_20_5" text:outline-level="5"><text:bookmark-start text:name="__RefHeading___Toc2761_1652677341"/>Max<text:bookmark-end text:name="__RefHeading___Toc2761_1652677341"/></text:h>
      <text:p text:style-name="P15">The maximum value of the range.<text:span text:style-name="T21"> This input is only available for Float, Integer, and Vector types.</text:span></text:p>
      <text:h text:style-name="Heading_20_5" text:outline-level="5"><text:bookmark-start text:name="__RefHeading___Toc2763_1652677341"/>ID<text:bookmark-end text:name="__RefHeading___Toc2763_1652677341"/></text:h>
      <text:p text:style-name="P15">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5">The random seed<text:span text:style-name="T21">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3" draw:name="Bild18" text:anchor-type="paragraph" svg:y="0.1508in" svg:width="0.9689in" svg:height="1in" draw:z-index="5"><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16">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6">The output value.</text:p>
      <text:p text:style-name="P22"/>
      <text:p text:style-name="P14"/>
      <text:p text:style-name="Horizontal_20_Line"/>
      <text:p text:style-name="Text_20_body"/>
      <text:h text:style-name="Heading_20_2" text:outline-level="2"><text:bookmark-start text:name="__RefHeading___Toc909_1451249118"/>Repeat Zone<text:bookmark-end text:name="__RefHeading___Toc909_1451249118"/></text:h>
      <text:p text:style-name="P31"/>
      <text:p text:style-name="P31"><draw:frame draw:style-name="fr4" draw:name="Image1" text:anchor-type="char" svg:width="7.4807in" svg:height="6.0311in" draw:z-index="6"><draw:image xlink:href="Pictures/100000000000043700000366997DF23D88A6C154.png" xlink:type="simple" xlink:show="embed" xlink:actuate="onLoad" draw:mime-type="image/png"/></draw:frame><text:soft-page-break/></text:p>
      <text:p text:style-name="P31">When adding a repeat zone, two nodes are added with <text:span text:style-name="T22">a</text:span> “zone” <text:span text:style-name="T22">set</text:span> between them. The inputs connected to the <text:span text:style-name="Emphasis">Repeat Input</text:span> node <text:span text:style-name="T22">reads and gets data</text:span> at the beginning <text:span text:style-name="T22">of the loop </text:span>before starting the <text:span text:style-name="T22">looping </text:span>- <text:span text:style-name="T22">t</text:span>hen <text:span text:style-name="T22">the data</text:span> <text:span text:style-name="T22">is processed within the</text:span> zone, <text:span text:style-name="T22">here you can set any changes to the data to then repeat the execution again at the beginning of the chain for the</text:span> next iteration <text:span text:style-name="T22">of the loop</text:span>. This <text:span text:style-name="T22">chain of operations</text:span> is repeated the specified number of times <text:span text:style-name="T22">in the </text:span><text:span text:style-name="T27">Repeat Input</text:span><text:span text:style-name="T22"> node</text:span>. </text:p>
      <text:p text:style-name="P32">In the example in the image above, we duplicate the cube, transform it with a rotation, then join it together again. We do this 8 times in a loop, creating a circular array. </text:p>
      <text:p text:style-name="P31"><text:span text:style-name="T24">Note: </text:span><text:span text:style-name="T25">It is not possible to </text:span><text:span text:style-name="T26">set data </text:span><text:span text:style-name="T25">outside </text:span><text:span text:style-name="T26">the </text:span><text:span text:style-name="T27">Repeat</text:span><text:span text:style-name="T26"> Zone, you can only get data from outside the </text:span><text:span text:style-name="T27">Repeat</text:span><text:span text:style-name="T26"> Zone. </text:span><text:span text:style-name="T27">Any data connected from the outside of the zone</text:span><text:span text:style-name="T26"> are constant throughout every iteration based on their value at the current frame. </text:span><text:span text:style-name="T25">The result of the </text:span><text:span text:style-name="T27">looping </text:span><text:span text:style-name="T25">can only be accessed via the </text:span><text:span text:style-name="T27">Repeat</text:span><text:span text:style-name="T25"> Output node. </text:span></text:p>
      <text:h text:style-name="P44" text:outline-level="2"/>
      <text:h text:style-name="Heading_20_4" text:outline-level="4"><text:bookmark-start text:name="__RefHeading___Toc909_1451249118 Copy 1"/>Repeat Zone <text:span text:style-name="T22">Input</text:span><text:bookmark-end text:name="__RefHeading___Toc909_1451249118 Copy 1"/></text:h>
      <text:p text:style-name="P32">The beginning of the iteration or loop.</text:p>
      <text:h text:style-name="Heading_20_5" text:outline-level="5"><text:bookmark-start text:name="__RefHeading___Toc2757_1652677341 Copy 1"/><text:soft-page-break/>Input<text:bookmark-end text:name="__RefHeading___Toc2757_1652677341 Copy 1"/></text:h>
      <text:h text:style-name="P50" text:outline-level="6"><text:bookmark-start text:name="__RefHeading___Toc911_1451249118"/>Iterations<text:bookmark-end text:name="__RefHeading___Toc911_1451249118"/></text:h>
      <text:p text:style-name="P30">Number of repetitions <text:span text:style-name="T22">or loops</text:span>.</text:p>
      <text:h text:style-name="Heading_20_6" text:outline-level="6"><text:bookmark-start text:name="__RefHeading___Toc275_42170132641"/>Geometry<text:bookmark-end text:name="__RefHeading___Toc275_42170132641"/></text:h>
      <text:p text:style-name="P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Standard geometry <text:span text:style-name="T22">output</text:span>.</text:p>
      <text:p text:style-name="P6"/>
      <text:h text:style-name="Heading_20_4" text:outline-level="4"><text:bookmark-start text:name="__RefHeading___Toc909_1451249118 Copy 1 Copy 1"/>Repeat Zone <text:span text:style-name="T22">Output</text:span><text:bookmark-end text:name="__RefHeading___Toc909_1451249118 Copy 1 Copy 1"/></text:h>
      <text:p text:style-name="P32">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Standard geometry <text:span text:style-name="T22">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Standard geometry <text:span text:style-name="T22">output</text:span>.</text:p>
      <text:p text:style-name="P29"/>
      <text:p text:style-name="P31"/>
      <text:h text:style-name="P45" text:outline-level="2"><draw:frame draw:style-name="fr3" draw:name="Bild12" text:anchor-type="paragraph" svg:y="0.0791in" svg:width="1.2319in" svg:height="1.311in" draw:z-index="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48" text:outline-level="3"><text:bookmark-start text:name="__RefHeading___Toc1359_1364963914"/>Inputs<text:bookmark-end text:name="__RefHeading___Toc1359_1364963914"/></text:h>
      <text:h text:style-name="P17" text:outline-level="4"><text:bookmark-start text:name="__RefHeading___Toc420_7133131941"/>Switch<text:bookmark-end text:name="__RefHeading___Toc420_7133131941"/></text:h>
      <text:p text:style-name="P11">The boolean switch.</text:p>
      <text:h text:style-name="P17" text:outline-level="4"><text:bookmark-start text:name="__RefHeading___Toc422_7133131941"/>A<text:bookmark-end text:name="__RefHeading___Toc422_7133131941"/></text:h>
      <text:p text:style-name="P11">The input value A. Used when the switch is off.</text:p>
      <text:h text:style-name="P17" text:outline-level="4"><text:bookmark-start text:name="__RefHeading___Toc424_7133131941"/>B<text:bookmark-end text:name="__RefHeading___Toc424_7133131941"/></text:h>
      <text:p text:style-name="P11">The input value B. Used when the switch is on.</text:p>
      <text:p text:style-name="P11"/>
      <text:p text:style-name="P11"/>
      <text:h text:style-name="P48" text:outline-level="3"><text:bookmark-start text:name="__RefHeading___Toc1361_1364963914"/><text:soft-page-break/>Properties<text:bookmark-end text:name="__RefHeading___Toc1361_1364963914"/></text:h>
      <text:h text:style-name="Heading_20_4" text:outline-level="4"><draw:frame draw:style-name="fr3" draw:name="Bild13" text:anchor-type="paragraph" svg:y="-0.0575in" svg:width="0.9528in" svg:height="2.2319in" draw:z-index="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48" text:outline-level="3"><text:bookmark-start text:name="__RefHeading___Toc1365_1364963914"/>Outputs<text:bookmark-end text:name="__RefHeading___Toc1365_1364963914"/></text:h>
      <text:h text:style-name="P17" text:outline-level="4"><text:bookmark-start text:name="__RefHeading___Toc564_7133131941"/>Output<text:bookmark-end text:name="__RefHeading___Toc564_7133131941"/></text:h>
      <text:p text:style-name="P33">Numerical value output.</text:p>
      <text:p text:style-name="P33"/>
      <text:p text:style-name="Horizontal_20_Line"/>
      <text:h text:style-name="P46"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3fb8a1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1</text:span><text:span text:style-name="MT5"> </text:span><text:span text:style-name="MT3">Editors - Geometry Nodes Editor - Header - Add Menu - Utilitie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H20M52S</meta:editing-duration>
    <meta:editing-cycles>889</meta:editing-cycles>
    <meta:generator>LibreOffice/7.4.6.2$Windows_X86_64 LibreOffice_project/5b1f5509c2decdade7fda905e3e1429a67acd63d</meta:generator>
    <dc:date>2024-05-14T09:16:04.076000000</dc:date>
    <meta:document-statistic meta:table-count="4" meta:image-count="16" meta:object-count="0" meta:page-count="9" meta:paragraph-count="154" meta:word-count="961" meta:character-count="5160" meta:non-whitespace-character-count="4338"/>
    <meta:template xlink:type="simple" xlink:actuate="onRequest" xlink:title="standard1cm" xlink:href="../../../AppData/Roaming/LibreOffice/4/user/template/standard1cm.ott" meta:date="2016-03-29T10:15:31.334000000"/>
  </office:meta>
</office:document-meta>
</file>